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00000003DE1D9A0D04.png" manifest:media-type="image/png"/>
  <manifest:file-entry manifest:full-path="Pictures/10000000000003D5000003B587882B7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24cm, 5.385cm, 2.083cm, 5.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949cm" svg:x="4.144cm" svg:y="1.355cm">
          <draw:image xlink:href="Pictures/10000000000003D5000003B587882B77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23.443cm" svg:height="19.005cm" svg:x="1.979cm" svg:y="1.254cm">
          <draw:image xlink:href="Pictures/1000000000000500000003DE1D9A0D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1:02:05.296000000</meta:creation-date>
    <dc:date>2015-03-10T11:54:08.779000000</dc:date>
    <meta:editing-duration>PT36M53S</meta:editing-duration>
    <meta:editing-cycles>1</meta:editing-cycles>
    <meta:document-statistic meta:object-count="2"/>
    <meta:generator>LibreOffice/4.3.6.2$Windows_x86 LibreOffice_project/d50a87b2e514536ed401c18000dad4660b6a169e</meta:generator>
  </office:meta>
</office:document-meta>
</file>